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491cm" style:rel-column-width="1412*"/>
    </style:style>
    <style:style style:name="Table3.B" style:family="table-column">
      <style:table-column-properties style:column-width="0.25cm" style:rel-column-width="142*"/>
    </style:style>
    <style:style style:name="Table3.C" style:family="table-column">
      <style:table-column-properties style:column-width="6.001cm" style:rel-column-width="3402*"/>
    </style:style>
    <style:style style:name="Table3.D" style:family="table-column">
      <style:table-column-properties style:column-width="1.392cm" style:rel-column-width="789*"/>
    </style:style>
    <style:style style:name="Table3.E" style:family="table-column">
      <style:table-column-properties style:column-width="6.509cm" style:rel-column-width="3690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93cm" fo:margin-left="2.242cm" fo:margin-right="-0.109cm" fo:margin-top="0cm" fo:margin-bottom="0cm" table:align="margins"/>
    </style:style>
    <style:style style:name="Table4.A" style:family="table-column">
      <style:table-column-properties style:column-width="14.39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44cm" fo:margin-left="9.493cm" fo:margin-right="-0.111cm" fo:margin-top="0cm" fo:margin-bottom="0cm" table:align="margins"/>
    </style:style>
    <style:style style:name="Table5.A" style:family="table-column">
      <style:table-column-properties style:column-width="7.144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7cm" fo:margin-left="9.493cm" fo:margin-right="-0.138cm" fo:margin-top="0cm" fo:margin-bottom="0cm" table:align="margins"/>
    </style:style>
    <style:style style:name="Table6.A" style:family="table-column">
      <style:table-column-properties style:column-width="7.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18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9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Sehubungan penyerahan berkas perkara atas nama tersangka {isi1} Nomor: {isi2} tanggal {isi3} yang kami terima pada tanggal {isi4}. Setelah kami lakukan penelitian sesuai dengan pasal 110 dan 138 (1) KUHAP, ternyata hasil penyidikannya belum lengkap.</text:p>
                  <text:p text:style-name="P5"><text:s text:c="6"/></text:p>
                  <text:p text:style-name="P5"><text:s text:c="6"/>Pengembalian berkas beserta petunjuknya menyusul.</text:p>
                  <text:p text:style-name="P5"><text:s text:c="6"/></text:p>
                  <text:p text:style-name="P5"><text:s text:c="6"/>Demikian untuk dimaklumi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40:00Z</meta:creation-date>
    <dc:date>2015-09-24T04:48:06.54</dc:date>
    <meta:editing-cycles>15</meta:editing-cycles>
    <meta:editing-duration>PT25M27S</meta:editing-duration>
    <meta:document-statistic meta:table-count="6" meta:image-count="0" meta:object-count="0" meta:page-count="1" meta:paragraph-count="29" meta:word-count="81" meta:character-count="648"/>
    <meta:template xlink:type="simple" xlink:actuate="onRequest" xlink:title="" xlink:href="Normal.dotm"/>
  </office:meta>
</office:document-meta>
</file>